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f63e6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74034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87e48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99f61"/>
    </style:style>
    <style:style style:name="P6" style:family="paragraph" style:parent-style-name="Standard">
      <style:paragraph-properties fo:text-align="start" style:justify-single-word="false"/>
      <style:text-properties officeooo:rsid="001afbdc" officeooo:paragraph-rsid="001afbdc"/>
    </style:style>
    <style:style style:name="P7" style:family="paragraph" style:parent-style-name="Standard">
      <style:paragraph-properties fo:text-align="start" style:justify-single-word="false"/>
      <style:text-properties officeooo:rsid="001b7424" officeooo:paragraph-rsid="001b7424"/>
    </style:style>
    <style:style style:name="P8" style:family="paragraph" style:parent-style-name="Standard">
      <style:paragraph-properties fo:text-align="start" style:justify-single-word="false"/>
      <style:text-properties officeooo:rsid="001d626e" officeooo:paragraph-rsid="001d626e"/>
    </style:style>
    <style:style style:name="P9" style:family="paragraph" style:parent-style-name="Standard">
      <style:paragraph-properties fo:text-align="start" style:justify-single-word="false"/>
      <style:text-properties officeooo:rsid="00202a9f" officeooo:paragraph-rsid="00202a9f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7403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87e48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99f61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d626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1f63e6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afbdc" officeooo:paragraph-rsid="001afbdc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b7424" officeooo:paragraph-rsid="001b7424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02a9f" officeooo:paragraph-rsid="00202a9f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21c643"/>
    </style:style>
    <style:style style:name="T6" style:family="text">
      <style:text-properties style:text-position="0% 100%" officeooo:rsid="00257b63"/>
    </style:style>
    <style:style style:name="T7" style:family="text">
      <style:text-properties officeooo:rsid="00257b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8050627957876485797" text:style-name="L1">
        <text:list-item>
          <text:p text:style-name="P10">A 7-kg dog is running at a speed of 11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72237758541538" text:continue-numbering="true" text:style-name="L1">
        <text:list-item>
          <text:p text:style-name="P11">The Flash is running at a relatively leisurely (for him) speed of <text:s/>25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72237404839446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75000 kg when fully loaded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72237622765335" text:continue-numbering="true" text:style-name="L1">
        <text:list-item>
          <text:p text:style-name="P13">A Meteorite is traveling at 12000 m/s. <text:s/>If it has a kinetic energy of 6.25 x 10<text:span text:style-name="T1">7</text:span><text:span text:style-name="T6">J</text:span>, what is its <text:span text:style-name="T7">mass</text:span>? 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72237055737664" text:continue-numbering="true" text:style-name="L1">
        <text:list-item>
          <text:p text:style-name="P14"><text:s/>Sofia lifts a 5 kg bowling ball a height of 1 meter. <text:s/>She then exerts a horizontal force of 20<text:span text:style-name="T5">0</text:span> N on the bowling ball for a distance of 2 meters. <text:s/></text:p>
          <text:list>
            <text:list-item>
              <text:p text:style-name="P14">If the bowling ball travels the entire length of the lane, how long does it take for Sofia to knock down the pin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238150639518" text:continue-numbering="true" text:style-name="L1">
        <text:list-item>
          <text:list>
            <text:list-item>
              <text:p text:style-name="P14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72238576659676" text:continue-numbering="true" text:style-name="L1">
        <text:list-item>
          <text:p text:style-name="P15"><text:soft-page-break/>A regulation basketball has a mass of 0.625 kg. <text:s/>If it has 25 J of energy, how fast is the basketball traveling?</text:p>
        </text:list-item>
      </text:list>
      <text:p text:style-name="P6"/>
      <text:p text:style-name="P6"/>
      <text:p text:style-name="P6"/>
      <text:p text:style-name="P6"/>
      <text:list xml:id="list72238391147379" text:continue-numbering="true" text:style-name="L1">
        <text:list-item>
          <text:p text:style-name="P16">A stick of dynamite delivers an energy of approximately 1 MJ. <text:s/>If a rock of mass 500 kg absorbs all the energy of the b<text:span text:style-name="T4">l</text:span>ast, how fast would it be going? <text:s/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2238263809156" text:continue-numbering="true" text:style-name="L1">
        <text:list-item>
          <text:p text:style-name="P17">A cement truck is coasting along a frictionless road. <text:s/>As the cement truck travels, a stream of cement is leaking out of the truck. </text:p>
          <text:list>
            <text:list-item>
              <text:p text:style-name="P17"><text:s/>Is the kinetic energy of the cement truck increasing, decreasing, or remaining the same? Explain your answer.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72236499070849" text:continue-numbering="true" text:style-name="L1">
        <text:list-item>
          <text:list>
            <text:list-item>
              <text:p text:style-name="P17">Is the kinetic energy of the Cement-Mixer Cement-Stream system increasing, decreasing, or remaining the same? <text:s/>Explain your answer. <text:s/>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12-01T07:22:36.349645997" text:date-adjust="PT24H00M00S">12/02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09.303527777</meta:creation-date>
    <meta:editing-duration>PT31M11S</meta:editing-duration>
    <meta:editing-cycles>18</meta:editing-cycles>
    <meta:generator>LibreOffice/4.3.7.2$Linux_X86_64 LibreOffice_project/430$Build-2</meta:generator>
    <dc:date>2016-12-01T07:22:36.229261364</dc:date>
    <meta:document-statistic meta:table-count="0" meta:image-count="2" meta:object-count="0" meta:page-count="2" meta:paragraph-count="15" meta:word-count="365" meta:character-count="1955" meta:non-whitespace-character-count="1559"/>
  </office:meta>
</office:document-meta>
</file>